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373AA5A832179251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35273967011957C5.png" manifest:media-type="image/png"/>
  <manifest:file-entry manifest:full-path="Pictures/100002010000022300000223C44CE8283E784F9E.png" manifest:media-type="image/png"/>
  <manifest:file-entry manifest:full-path="Pictures/100002010000022300000223BF03F7C4CCDE02A4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82321D45B8E26EB7.png" manifest:media-type="image/png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EC61F8992E623D25.png" manifest:media-type="image/png"/>
  <manifest:file-entry manifest:full-path="Pictures/1000020100000222000002220F891EFBB54EE056.png" manifest:media-type="image/png"/>
  <manifest:file-entry manifest:full-path="Pictures/100002010000022300000223E2989FA70783A648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0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2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3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4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5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2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0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32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33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34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8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39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43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c449f"/>
    </style:style>
    <style:style style:name="T5" style:family="text">
      <style:text-properties officeooo:rsid="004e1364"/>
    </style:style>
    <style:style style:name="T6" style:family="text">
      <style:text-properties officeooo:rsid="0055a321"/>
    </style:style>
    <style:style style:name="T7" style:family="text">
      <style:text-properties officeooo:rsid="00669c77"/>
    </style:style>
    <style:style style:name="T8" style:family="text">
      <style:text-properties officeooo:rsid="006addd9"/>
    </style:style>
    <style:style style:name="T9" style:family="text">
      <style:text-properties officeooo:rsid="007989a5"/>
    </style:style>
    <style:style style:name="T10" style:family="text">
      <style:text-properties officeooo:rsid="00813d9d"/>
    </style:style>
    <style:style style:name="T11" style:family="text">
      <style:text-properties officeooo:rsid="00883027"/>
    </style:style>
    <style:style style:name="T12" style:family="text">
      <style:text-properties officeooo:rsid="008ab4d0"/>
    </style:style>
    <style:style style:name="T13" style:family="text">
      <style:text-properties officeooo:rsid="008acecc"/>
    </style:style>
    <style:style style:name="T14" style:family="text">
      <style:text-properties officeooo:rsid="008b9934"/>
    </style:style>
    <style:style style:name="T15" style:family="text">
      <style:text-properties officeooo:rsid="008d2fdc"/>
    </style:style>
    <style:style style:name="T16" style:family="text">
      <style:text-properties officeooo:rsid="00914f85"/>
    </style:style>
    <style:style style:name="T17" style:family="text">
      <style:text-properties officeooo:rsid="0092d39c"/>
    </style:style>
    <style:style style:name="T18" style:family="text">
      <style:text-properties officeooo:rsid="009331b9"/>
    </style:style>
    <style:style style:name="T19" style:family="text">
      <style:text-properties officeooo:rsid="0096f177"/>
    </style:style>
    <style:style style:name="T20" style:family="text">
      <style:text-properties officeooo:rsid="0099fb30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5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1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3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TECHNICAL PROJECT MANAGER</text:p>
      <text:p text:style-name="P11"/>
      <text:p text:style-name="P4"/>
      <text:p text:style-name="P16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33">Technical project manager with proven experience <text:span text:style-name="T5">leading</text:span> large, <text:span text:style-name="T3">complex, high-impact software engineering projects coordinating globally-distributed teams. </text:span></text:p>
      <text:p text:style-name="P33"/>
      <text:p text:style-name="P33"><text:span text:style-name="T3">Successfully managed all the project phases, from conception and initiation through operational support and closure, consistently delivering high-quality results and exceeding expectations.</text:span></text:p>
      <text:p text:style-name="P32"/>
      <text:p text:style-name="P34">Skilled in building high-performance teams, <text:span text:style-name="T6">solving crises and integrating technical and business areas. Relying on extensive technical expertise and important interpersonal abilities.</text:span></text:p>
      <text:p text:style-name="P3"/>
      <text:p text:style-name="P3"/>
      <text:p text:style-name="P17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E2989FA70783A648.png" xlink:type="simple" xlink:show="embed" xlink:actuate="onLoad"/></draw:frame> SKILLS</text:p>
      <text:p text:style-name="P6"/>
      <text:section text:style-name="Sect2" text:name="Sección1">
        <text:list xml:id="list2001910798364216828" text:style-name="L1">
          <text:list-item>
            <text:p text:style-name="P20"><text:span text:style-name="T8">Agile and Waterfall.</text:span></text:p>
          </text:list-item>
          <text:list-item>
            <text:p text:style-name="P20">Team <text:span text:style-name="T2">building.</text:span></text:p>
          </text:list-item>
          <text:list-item>
            <text:p text:style-name="P20"><text:span text:style-name="T2">Change management.</text:span></text:p>
          </text:list-item>
          <text:list-item>
            <text:p text:style-name="P20"><text:span text:style-name="T2">Effective communication</text:span>.</text:p>
          </text:list-item>
          <text:list-item>
            <text:p text:style-name="P20">Business development.</text:p>
          </text:list-item>
          <text:list-item>
            <text:p text:style-name="P21">E-commerce.</text:p>
          </text:list-item>
          <text:list-item>
            <text:p text:style-name="P21"><text:span text:style-name="T4">Software development.</text:span></text:p>
          </text:list-item>
          <text:list-item>
            <text:p text:style-name="P21"><text:span text:style-name="T4">Distributed systems.</text:span></text:p>
          </text:list-item>
          <text:list-item>
            <text:p text:style-name="P19">PHP, <text:span text:style-name="T2">Python, </text:span>JavaScript.</text:p>
          </text:list-item>
          <text:list-item>
            <text:p text:style-name="P35">MySQL and PostgreSQL.</text:p>
          </text:list-item>
          <text:list-item>
            <text:p text:style-name="P19">Linux.</text:p>
          </text:list-item>
          <text:list-item>
            <text:p text:style-name="P19">Git.</text:p>
          </text:list-item>
          <text:list-item>
            <text:p text:style-name="P26">JIRA.</text:p>
          </text:list-item>
          <text:list-item>
            <text:p text:style-name="P19">Microsoft Excel.</text:p>
          </text:list-item>
          <text:list-item>
            <text:p text:style-name="P36">English, <text:span text:style-name="T9">fluent</text:span>.</text:p>
          </text:list-item>
          <text:list-item>
            <text:p text:style-name="P36">Spanish, <text:span text:style-name="T9">native</text:span>.</text:p>
          </text:list-item>
        </text:list>
      </text:section>
      <text:p text:style-name="P3"/>
      <text:p text:style-name="P12"/>
      <text:p text:style-name="P18"><draw:frame draw:style-name="fr3" draw:name="Imagen7" text:anchor-type="paragraph" svg:width="0.7cm" svg:height="0.7cm" draw:z-index="10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PROFESSIONAL EXPERIENCE</text:p>
      <text:p text:style-name="P5"/>
      <text:p text:style-name="P7">Technical Project Manager | Groupon</text:p>
      <text:p text:style-name="P9">Santiago, Chile | September 2013 – <text:span text:style-name="T1">February 2017</text:span></text:p>
      <text:p text:style-name="P5"/>
      <text:p text:style-name="P5">Lea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ATAM’s sales platform:</text:p>
      <text:list xml:id="list2593075618543767920" text:style-name="L2">
        <text:list-item>
          <text:p text:style-name="P37">Unif<text:span text:style-name="T13">y</text:span> <text:span text:style-name="T19">the </text:span>local and global front-ends <text:span text:style-name="T16">to a distributed architecture based on Node.js.</text:span></text:p>
        </text:list-item>
        <text:list-item>
          <text:p text:style-name="P27">Increment sales in <text:span text:style-name="T11">the</text:span> range of <text:span text:style-name="T13">US$100,000+</text:span>. </text:p>
        </text:list-item>
        <text:list-item>
          <text:p text:style-name="P27">Simplif<text:span text:style-name="T13">y</text:span> operational processes providing more consistent results.</text:p>
        </text:list-item>
        <text:list-item>
          <text:p text:style-name="P27">Incre<text:span text:style-name="T15">ase</text:span> technical platform stability.</text:p>
        </text:list-item>
        <text:list-item>
          <text:p text:style-name="P27">Improv<text:span text:style-name="T13">e</text:span> consumer-facing applications usability.</text:p>
        </text:list-item>
      </text:list>
      <text:p text:style-name="P5"/>
      <text:p text:style-name="P5">Migration of EMEA’s technical platform:</text:p>
      <text:list xml:id="list6894938338142983480" text:style-name="L3">
        <text:list-item>
          <text:p text:style-name="P40">Migrate <text:span text:style-name="T19">the complete</text:span> <text:span text:style-name="T19">set of </text:span>fron<text:span text:style-name="T19">t</text:span>-end <text:span text:style-name="T18">applications and supporting services</text:span> to a new data center.</text:p>
        </text:list-item>
        <text:list-item>
          <text:p text:style-name="P28"><text:span text:style-name="T11">Decrease</text:span> <text:span text:style-name="T14">operational</text:span> costs in <text:span text:style-name="T11">the </text:span>range of <text:span text:style-name="T13">US$10,000,000+</text:span>.</text:p>
        </text:list-item>
        <text:list-item>
          <text:p text:style-name="P28">Incr<text:span text:style-name="T15">ease</text:span> of speed and reliability of front-end applications.</text:p>
        </text:list-item>
      </text:list>
      <text:p text:style-name="P5"><text:soft-page-break/></text:p>
      <text:p text:style-name="P5"><text:span text:style-name="T7">Construction</text:span> of US’s geo-redundancy platform:</text:p>
      <text:list xml:id="list5240579446804671974" text:style-name="L4">
        <text:list-item>
          <text:p text:style-name="P41">Replicate all Groupon services and applications to <text:span text:style-name="T20">a new geo-redundacy</text:span> data center.</text:p>
        </text:list-item>
        <text:list-item>
          <text:p text:style-name="P29">Incre<text:span text:style-name="T15">ase</text:span> systems reliability and recovery capacity.</text:p>
        </text:list-item>
        <text:list-item>
          <text:p text:style-name="P29">Guarantee systems operations continuity.</text:p>
        </text:list-item>
        <text:list-item>
          <text:p text:style-name="P38">Improv<text:span text:style-name="T15">e</text:span> deployment and recovery processes.</text:p>
        </text:list-item>
      </text:list>
      <text:p text:style-name="P5"/>
      <text:p text:style-name="P8">Software Development Engineer | Groupon</text:p>
      <text:p text:style-name="P10">Santiago, Chile | December 2012 – September 2013</text:p>
      <text:p text:style-name="P6"/>
      <text:p text:style-name="P6">Develop, as part of a team, the new technological platform, and build tools to support different business areas in 7 countries. </text:p>
      <text:p text:style-name="P6"/>
      <text:p text:style-name="P6">Main achievements:</text:p>
      <text:p text:style-name="P6"/>
      <text:p text:style-name="P6"><text:span text:style-name="T10">Improvement</text:span> of LATAM’s sales platform:</text:p>
      <text:list xml:id="list1758040054852143475" text:style-name="L5">
        <text:list-item>
          <text:p text:style-name="P39">Incre<text:span text:style-name="T15">ase</text:span> <text:span text:style-name="T13">products and services </text:span>offer 5<text:span text:style-name="T15">x</text:span>.</text:p>
        </text:list-item>
        <text:list-item>
          <text:p text:style-name="P23">Incre<text:span text:style-name="T15">ase</text:span> user satisfaction.</text:p>
        </text:list-item>
        <text:list-item>
          <text:p text:style-name="P23">Incr<text:span text:style-name="T15">ease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9031009220308804481" text:style-name="L6">
        <text:list-item>
          <text:p text:style-name="P24">Simplif<text:span text:style-name="T15">y</text:span> operational processes in marketing and sales. </text:p>
        </text:list-item>
        <text:list-item>
          <text:p text:style-name="P24">I<text:span text:style-name="T12">mprove email delivery reliability</text:span>. </text:p>
        </text:list-item>
      </text:list>
      <text:p text:style-name="P6"/>
      <text:p text:style-name="P8">Software Developer | Rialfi Consulting</text:p>
      <text:p text:style-name="P10">Caracas, Venezuela | June 2011 – December 2012</text:p>
      <text:p text:style-name="P6"/>
      <text:p text:style-name="P6">Build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5568063353420998607" text:style-name="L7">
        <text:list-item>
          <text:p text:style-name="P25">Assembly a development team using Scrum and XP.</text:p>
        </text:list-item>
        <text:list-item>
          <text:p text:style-name="P25">Build a fast development tool based on ExtJS (JavaScript), CodeIgniter (PHP), and PostgreSQL.</text:p>
        </text:list-item>
        <text:list-item>
          <text:p text:style-name="P25">Develop a management and information system that allowed more transparency of all the Venezuelan police forces. </text:p>
        </text:list-item>
      </text:list>
      <text:p text:style-name="P6"/>
      <text:p text:style-name="P8">Software Developer | Game Control Systems</text:p>
      <text:p text:style-name="P10">Caracas, Venezuela | March 2008 - June 2010</text:p>
      <text:p text:style-name="P6"/>
      <text:p text:style-name="P6">Research new software development technologies, creation of a knowledge base, and development of an ERP.</text:p>
      <text:p text:style-name="P6"/>
      <text:p text:style-name="P13"/>
      <text:p text:style-name="P17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BF03F7C4CCDE02A4.png" xlink:type="simple" xlink:show="embed" xlink:actuate="onLoad"/></draw:frame> EDUCATION</text:p>
      <text:p text:style-name="P6"/>
      <text:p text:style-name="P8">Computer Engineering | Universidad Católica Andrés Bello</text:p>
      <text:p text:style-name="P10">Caracas, Venezuela | 2006</text:p>
      <text:p text:style-name="P6"/>
      <text:p text:style-name="P6">Completed 70% towards a Computer Engineering degree.</text:p>
      <text:p text:style-name="P6"/>
      <text:p text:style-name="P13"/>
      <text:p text:style-name="P17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373AA5A832179251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43">juangarcia@groupon.com</text:p>
        <text:p text:style-name="P6"/>
        <text:p text:style-name="P6">Thiago Costa</text:p>
        <text:p text:style-name="P43">thiago@arroadie.com</text:p>
        <text:p text:style-name="P6">Wil Álvarez</text:p>
        <text:p text:style-name="P43">wil.alvarez@groupon.com</text:p>
        <text:p text:style-name="P6"/>
        <text:p text:style-name="P6">Richie Vos</text:p>
        <text:p text:style-name="P43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1"><draw:image xlink:href="Pictures/100005740000387200003872BBAD0E918D74AEFE.svg" xlink:type="simple" xlink:show="embed" xlink:actuate="onLoad"/><draw:image xlink:href="Pictures/100002010000022200000222EC61F8992E623D25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3"><draw:image xlink:href="Pictures/10000B710000388E0000388E9A9413E9987EF458.svg" xlink:type="simple" xlink:show="embed" xlink:actuate="onLoad"/><draw:image xlink:href="Pictures/100002010000022300000223C44CE8283E784F9E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0F891EFBB54EE056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82321D45B8E26EB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24</meta:editing-cycles>
    <meta:print-date>2016-12-04T17:00:00</meta:print-date>
    <meta:creation-date>2016-12-04T17:00:00</meta:creation-date>
    <dc:date>2017-03-21T16:44:47.768835327</dc:date>
    <meta:editing-duration>PT3H58M1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2" meta:character-count="3546" meta:non-whitespace-character-count="3156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